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28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8.28mm"/>
    </style:style>
    <style:style style:name="co7" style:family="table-column">
      <style:table-column-properties fo:break-before="auto" style:column-width="47.64mm"/>
    </style:style>
    <style:style style:name="co8" style:family="table-column">
      <style:table-column-properties fo:break-before="auto" style:column-width="50.09mm"/>
    </style:style>
    <style:style style:name="co9" style:family="table-column">
      <style:table-column-properties fo:break-before="auto" style:column-width="38.17mm"/>
    </style:style>
    <style:style style:name="co10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able-cell-properties fo:border="1.25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2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8" style:family="table-cell" style:parent-style-name="Default" style:data-style-name="N2"/>
    <style:style style:name="ce27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 style:data-style-name="N41"/>
    <style:style style:name="ce30" style:family="table-cell" style:parent-style-name="Default" style:data-style-name="N37"/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border-bottom="none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ffic Flow Readings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column table:style-name="co4" table:default-cell-style-name="ce23"/>
        <table:table-column table:style-name="co5" table:default-cell-style-name="ce23"/>
        <table:table-column table:style-name="co6" table:default-cell-style-name="ce26"/>
        <table:table-column table:style-name="co7" table:default-cell-style-name="ce26"/>
        <table:table-column table:style-name="co8" table:default-cell-style-name="ce11"/>
        <table:table-column table:style-name="co8" table:default-cell-style-name="Default"/>
        <table:table-row table:style-name="ro1">
          <table:table-cell table:style-name="Default" table:number-columns-repeated="3"/>
          <table:table-cell table:style-name="Default" office:value-type="string" calcext:value-type="string">
            <text:p>Traffic Survey </text:p>
          </table:table-cell>
          <table:table-cell table:style-name="Default" office:value-type="string" calcext:value-type="string">
            <text:p>Diggle</text:p>
          </table:table-cell>
          <table:table-cell table:style-name="ce29" office:value-type="time" office:time-value="PT12H00M00S" calcext:value-type="time">
            <text:p>12:00:00</text:p>
          </table:table-cell>
          <table:table-cell table:style-name="ce30" office:value-type="string" calcext:value-type="string">
            <text:p>Date Recorded 16/02/2019</text:p>
          </table:table-cell>
          <table:table-cell table:style-name="Default" office:value-type="string" calcext:value-type="string">
            <text:p>1 hr</text:p>
          </table:table-cell>
          <table:table-cell office:value-type="string" calcext:value-type="string">
            <text:p>File name : 2019-feb-1-3.avi</text:p>
          </table:table-cell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ce21" office:value-type="string" calcext:value-type="string">
            <text:p>Mins</text:p>
          </table:table-cell>
          <table:table-cell table:style-name="ce21" office:value-type="string" calcext:value-type="string">
            <text:p>Secs</text:p>
          </table:table-cell>
          <table:table-cell table:style-name="ce21" office:value-type="string" calcext:value-type="string">
            <text:p>Time Count Recorded (Decimal Mins)</text:p>
          </table:table-cell>
          <table:table-cell table:style-name="ce21" office:value-type="string" calcext:value-type="string">
            <text:p>Number of Traffic</text:p>
          </table:table-cell>
          <table:table-cell table:style-name="ce21"/>
          <table:table-cell table:style-name="ce21" office:value-type="string" calcext:value-type="string">
            <text:p>Vehicles per hour per ten Vehicles</text:p>
          </table:table-cell>
          <table:table-cell table:style-name="ce21" office:value-type="string" calcext:value-type="string">
            <text:p>100 Vehicle Average VPH</text:p>
          </table:table-cell>
          <table:table-cell table:style-name="Default" office:value-type="string" calcext:value-type="string">
            <text:p>Vehicles Per Hour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22"/>
          <table:table-cell table:style-name="ce25"/>
          <table:table-cell table:style-name="ce2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"/>
          <table:table-cell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ce2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formula="of:=([.A8] - [.$A$7])+([.B8]/60)" office:value-type="float" office:value="0.316666666666667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D8]-[.D7])*60/([.C8]-[.C7])" office:value-type="float" office:value="1894.73684210526" calcext:value-type="float">
            <text:p>1894.74</text:p>
          </table:table-cell>
          <table:table-cell table:number-columns-repeated="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57" calcext:value-type="float">
            <text:p>57</text:p>
          </table:table-cell>
          <table:table-cell table:formula="of:=([.A9] - [.$A$7])+([.B9]/60)" office:value-type="float" office:value="1.95" calcext:value-type="float">
            <text:p>1.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D9]-[.D8])*60/([.C9]-[.C8])" office:value-type="float" office:value="367.34693877551" calcext:value-type="float">
            <text:p>367.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([.A10] - [.$A$7])+([.B10]/60)" office:value-type="float" office:value="2.88333333333333" calcext:value-type="float">
            <text:p>2.8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D10]-[.D9])*60/([.C10]-[.C9])" office:value-type="float" office:value="642.857142857143" calcext:value-type="float">
            <text:p>642.8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([.A11] - [.$A$7])+([.B11]/60)" office:value-type="float" office:value="4.13333333333333" calcext:value-type="float">
            <text:p>4.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D11]-[.D10])*60/([.C11]-[.C10])" office:value-type="float" office:value="480" calcext:value-type="float">
            <text:p>480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A12] - [.$A$7])+([.B12]/60)" office:value-type="float" office:value="5" calcext:value-type="float">
            <text:p>5.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D12]-[.D11])*60/([.C12]-[.C11])" office:value-type="float" office:value="692.307692307693" calcext:value-type="float">
            <text:p>692.3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formula="of:=([.A13] - [.$A$7])+([.B13]/60)" office:value-type="float" office:value="5.96666666666667" calcext:value-type="float">
            <text:p>5.9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[.D13]-[.D12])*60/([.C13]-[.C12])" office:value-type="float" office:value="620.689655172414" calcext:value-type="float">
            <text:p>620.6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([.A14] - [.$A$7])+([.B14]/60)" office:value-type="float" office:value="7.55" calcext:value-type="float">
            <text:p>7.5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[.D14]-[.D13])*60/([.C14]-[.C13])" office:value-type="float" office:value="378.947368421053" calcext:value-type="float">
            <text:p>378.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([.A15] - [.$A$7])+([.B15]/60)" office:value-type="float" office:value="8.41666666666667" calcext:value-type="float">
            <text:p>8.4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[.D15]-[.D14])*60/([.C15]-[.C14])" office:value-type="float" office:value="692.307692307693" calcext:value-type="float">
            <text:p>692.3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A16] - [.$A$7])+([.B16]/60)" office:value-type="float" office:value="12.1166666666667" calcext:value-type="float">
            <text:p>12.1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6]-[.D15])*60/([.C16]-[.C15])" office:value-type="float" office:value="162.162162162162" calcext:value-type="float">
            <text:p>162.1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formula="of:=([.A17] - [.$A$7])+([.B17]/60)" office:value-type="float" office:value="12.95" calcext:value-type="float">
            <text:p>12.9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D17]-[.D16])*60/([.C17]-[.C16])" office:value-type="float" office:value="720.000000000001" calcext:value-type="float">
            <text:p>720.00</text:p>
          </table:table-cell>
          <table:table-cell table:formula="of:=AVERAGE([.F8:.$F17])" office:value-type="float" office:value="665.135549410893" calcext:value-type="float">
            <text:p>665.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([.A18] - [.$A$7])+([.B18]/60)" office:value-type="float" office:value="14.3166666666667" calcext:value-type="float">
            <text:p>14.3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([.D18]-[.D17])*60/([.C18]-[.C17])" office:value-type="float" office:value="439.024390243902" calcext:value-type="float">
            <text:p>439.02</text:p>
          </table:table-cell>
          <table:table-cell table:formula="of:=AVERAGE([.F9:.$F18])" office:value-type="float" office:value="519.564304224757" calcext:value-type="float">
            <text:p>519.5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table:formula="of:=([.A19] - [.$A$7])+([.B19]/60)" office:value-type="float" office:value="15.9333333333333" calcext:value-type="float">
            <text:p>15.93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([.D19]-[.D18])*60/([.C19]-[.C18])" office:value-type="float" office:value="371.134020618557" calcext:value-type="float">
            <text:p>371.13</text:p>
          </table:table-cell>
          <table:table-cell table:formula="of:=AVERAGE([.F10:.$F19])" office:value-type="float" office:value="519.943012409062" calcext:value-type="float">
            <text:p>519.9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[.A20] - [.$A$7])+([.B20]/60)" office:value-type="float" office:value="17.0333333333333" calcext:value-type="float">
            <text:p>17.03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([.D20]-[.D19])*60/([.C20]-[.C19])" office:value-type="float" office:value="545.454545454545" calcext:value-type="float">
            <text:p>545.45</text:p>
          </table:table-cell>
          <table:table-cell table:formula="of:=AVERAGE([.F11:.$F20])" office:value-type="float" office:value="510.202752668802" calcext:value-type="float">
            <text:p>510.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formula="of:=([.A21] - [.$A$7])+([.B21]/60)" office:value-type="float" office:value="17.85" calcext:value-type="float">
            <text:p>17.85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([.D21]-[.D20])*60/([.C21]-[.C20])" office:value-type="float" office:value="734.693877551021" calcext:value-type="float">
            <text:p>734.69</text:p>
          </table:table-cell>
          <table:table-cell table:formula="of:=AVERAGE([.F12:.$F21])" office:value-type="float" office:value="535.672140423904" calcext:value-type="float">
            <text:p>535.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formula="of:=([.A22] - [.$A$7])+([.B22]/60)" office:value-type="float" office:value="19.3166666666667" calcext:value-type="float">
            <text:p>19.32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D22]-[.D21])*60/([.C22]-[.C21])" office:value-type="float" office:value="409.09090909091" calcext:value-type="float">
            <text:p>409.09</text:p>
          </table:table-cell>
          <table:table-cell table:formula="of:=AVERAGE([.F13:.$F22])" office:value-type="float" office:value="507.350462102226" calcext:value-type="float">
            <text:p>507.3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formula="of:=([.A23] - [.$A$7])+([.B23]/60)" office:value-type="float" office:value="20.9666666666667" calcext:value-type="float">
            <text:p>20.97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([.D23]-[.D22])*60/([.C23]-[.C22])" office:value-type="float" office:value="363.636363636364" calcext:value-type="float">
            <text:p>363.64</text:p>
          </table:table-cell>
          <table:table-cell table:formula="of:=AVERAGE([.F14:.$F23])" office:value-type="float" office:value="481.645132948621" calcext:value-type="float">
            <text:p>481.6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table:formula="of:=([.A24] - [.$A$7])+([.B24]/60)" office:value-type="float" office:value="21.9333333333333" calcext:value-type="float">
            <text:p>21.93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([.D24]-[.D23])*60/([.C24]-[.C23])" office:value-type="float" office:value="620.689655172413" calcext:value-type="float">
            <text:p>620.69</text:p>
          </table:table-cell>
          <table:table-cell table:formula="of:=AVERAGE([.F15:.$F24])" office:value-type="float" office:value="505.819361623757" calcext:value-type="float">
            <text:p>505.8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formula="of:=([.A25] - [.$A$7])+([.B25]/60)" office:value-type="float" office:value="22.9833333333333" calcext:value-type="float">
            <text:p>22.9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5]-[.D24])*60/([.C25]-[.C24])" office:value-type="float" office:value="571.428571428571" calcext:value-type="float">
            <text:p>571.43</text:p>
          </table:table-cell>
          <table:table-cell table:formula="of:=AVERAGE([.F16:.$F25])" office:value-type="float" office:value="493.731449535845" calcext:value-type="float">
            <text:p>493.7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([.A26] - [.$A$7])+([.B26]/60)" office:value-type="float" office:value="24.5333333333333" calcext:value-type="float">
            <text:p>24.53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([.D26]-[.D25])*60/([.C26]-[.C25])" office:value-type="float" office:value="387.096774193548" calcext:value-type="float">
            <text:p>387.10</text:p>
          </table:table-cell>
          <table:table-cell table:formula="of:=AVERAGE([.F17:.$F26])" office:value-type="float" office:value="516.224910738983" calcext:value-type="float">
            <text:p>516.2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([.A27] - [.$A$7])+([.B27]/60)" office:value-type="float" office:value="26.05" calcext:value-type="float">
            <text:p>26.0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D27]-[.D26])*60/([.C27]-[.C26])" office:value-type="float" office:value="395.604395604396" calcext:value-type="float">
            <text:p>395.60</text:p>
          </table:table-cell>
          <table:table-cell table:formula="of:=AVERAGE([.F18:.$F27])" office:value-type="float" office:value="483.785350299423" calcext:value-type="float">
            <text:p>483.79</text:p>
          </table:table-cell>
          <table:table-cell table:style-name="ce12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([.A28] - [.$A$7])+([.B28]/60)" office:value-type="float" office:value="26.3833333333333" calcext:value-type="float">
            <text:p>26.38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([.D28]-[.D27])*60/([.C28]-[.C27])" office:value-type="float" office:value="1800.00000000001" calcext:value-type="float">
            <text:p>1800.00</text:p>
          </table:table-cell>
          <table:table-cell table:formula="of:=AVERAGE([.F19:.$F28])" office:value-type="float" office:value="619.882911275033" calcext:value-type="float">
            <text:p>619.8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([.A29] - [.$A$7])+([.B29]/60)" office:value-type="float" office:value="28.3166666666667" calcext:value-type="float">
            <text:p>28.32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([.D29]-[.D28])*60/([.C29]-[.C28])" office:value-type="float" office:value="310.344827586207" calcext:value-type="float">
            <text:p>310.34</text:p>
          </table:table-cell>
          <table:table-cell table:formula="of:=AVERAGE([.F20:.$F29])" office:value-type="float" office:value="613.803991971798" calcext:value-type="float">
            <text:p>613.8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A30] - [.$A$7])+([.B30]/60)" office:value-type="float" office:value="29.4" calcext:value-type="float">
            <text:p>29.40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30]-[.D29])*60/([.C30]-[.C29])" office:value-type="float" office:value="553.846153846154" calcext:value-type="float">
            <text:p>553.85</text:p>
          </table:table-cell>
          <table:table-cell table:formula="of:=AVERAGE([.F21:.$F30])" office:value-type="float" office:value="614.643152810959" calcext:value-type="float">
            <text:p>614.6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([.A31] - [.$A$7])+([.B31]/60)" office:value-type="float" office:value="30.7166666666667" calcext:value-type="float">
            <text:p>30.72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([.D31]-[.D30])*60/([.C31]-[.C30])" office:value-type="float" office:value="455.696202531646" calcext:value-type="float">
            <text:p>455.70</text:p>
          </table:table-cell>
          <table:table-cell table:formula="of:=AVERAGE([.F22:.$F31])" office:value-type="float" office:value="586.743385309022" calcext:value-type="float">
            <text:p>586.7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A32] - [.$A$7])+([.B32]/60)" office:value-type="float" office:value="32.1666666666667" calcext:value-type="float">
            <text:p>32.17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D32]-[.D31])*60/([.C32]-[.C31])" office:value-type="float" office:value="413.793103448276" calcext:value-type="float">
            <text:p>413.79</text:p>
          </table:table-cell>
          <table:table-cell table:formula="of:=AVERAGE([.F23:.$F32])" office:value-type="float" office:value="587.213604744758" calcext:value-type="float">
            <text:p>587.2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([.A33] - [.$A$7])+([.B33]/60)" office:value-type="float" office:value="34.4" calcext:value-type="float">
            <text:p>34.40</text:p>
          </table:table-cell>
          <table:table-cell office:value-type="float" office:value="260" calcext:value-type="float">
            <text:p>260</text:p>
          </table:table-cell>
          <table:table-cell table:style-name="ce26"/>
          <table:table-cell table:formula="of:=([.D33]-[.D32])*60/([.C33]-[.C32])" office:value-type="float" office:value="268.65671641791" calcext:value-type="float">
            <text:p>268.66</text:p>
          </table:table-cell>
          <table:table-cell table:formula="of:=AVERAGE([.F24:.$F33])" office:value-type="float" office:value="577.715640022913" calcext:value-type="float">
            <text:p>577.7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([.A34] - [.$A$7])+([.B34]/60)" office:value-type="float" office:value="35.5666666666667" calcext:value-type="float">
            <text:p>35.57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 table:formula="of:=([.D34]-[.D33])*60/([.C34]-[.C33])" office:value-type="float" office:value="514.285714285712" calcext:value-type="float">
            <text:p>514.29</text:p>
          </table:table-cell>
          <table:table-cell table:formula="of:=AVERAGE([.F25:.$F34])" office:value-type="float" office:value="567.075245934243" calcext:value-type="float">
            <text:p>567.0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([.A35] - [.$A$7])+([.B35]/60)" office:value-type="float" office:value="37.8" calcext:value-type="float">
            <text:p>37.80</text:p>
          </table:table-cell>
          <table:table-cell office:value-type="float" office:value="280" calcext:value-type="float">
            <text:p>280</text:p>
          </table:table-cell>
          <table:table-cell table:style-name="ce26"/>
          <table:table-cell table:formula="of:=([.D35]-[.D34])*60/([.C35]-[.C34])" office:value-type="float" office:value="268.656716417911" calcext:value-type="float">
            <text:p>268.66</text:p>
          </table:table-cell>
          <table:table-cell table:formula="of:=AVERAGE([.F26:.$F35])" office:value-type="float" office:value="536.798060433177" calcext:value-type="float">
            <text:p>536.8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([.A36] - [.$A$7])+([.B36]/60)" office:value-type="float" office:value="39.05" calcext:value-type="float">
            <text:p>39.05</text:p>
          </table:table-cell>
          <table:table-cell office:value-type="float" office:value="290" calcext:value-type="float">
            <text:p>290</text:p>
          </table:table-cell>
          <table:table-cell table:style-name="ce26"/>
          <table:table-cell table:formula="of:=([.D36]-[.D35])*60/([.C36]-[.C35])" office:value-type="float" office:value="480" calcext:value-type="float">
            <text:p>480.00</text:p>
          </table:table-cell>
          <table:table-cell table:formula="of:=AVERAGE([.F27:.$F36])" office:value-type="float" office:value="546.088383013822" calcext:value-type="float">
            <text:p>546.0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([.A37] - [.$A$7])+([.B37]/60)" office:value-type="float" office:value="40.6" calcext:value-type="float">
            <text:p>40.6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([.D37]-[.D36])*60/([.C37]-[.C36])" office:value-type="float" office:value="387.096774193547" calcext:value-type="float">
            <text:p>387.10</text:p>
          </table:table-cell>
          <table:table-cell table:formula="of:=AVERAGE([.F28:.$F37])" office:value-type="float" office:value="545.237620872737" calcext:value-type="float">
            <text:p>545.2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formula="of:=([.A38] - [.$A$7])+([.B38]/60)" office:value-type="float" office:value="41.6333333333333" calcext:value-type="float">
            <text:p>41.63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([.D38]-[.D37])*60/([.C38]-[.C37])" office:value-type="float" office:value="580.645161290324" calcext:value-type="float">
            <text:p>580.65</text:p>
          </table:table-cell>
          <table:table-cell table:formula="of:=AVERAGE([.F29:.$F38])" office:value-type="float" office:value="423.302137001769" calcext:value-type="float">
            <text:p>423.3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([.A39] - [.$A$7])+([.B39]/60)" office:value-type="float" office:value="43.0166666666667" calcext:value-type="float">
            <text:p>43.02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([.D39]-[.D38])*60/([.C39]-[.C38])" office:value-type="float" office:value="433.734939759036" calcext:value-type="float">
            <text:p>433.73</text:p>
          </table:table-cell>
          <table:table-cell table:formula="of:=AVERAGE([.F30:.$F39])" office:value-type="float" office:value="435.641148219052" calcext:value-type="float">
            <text:p>435.6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formula="of:=([.A40] - [.$A$7])+([.B40]/60)" office:value-type="float" office:value="44.5666666666667" calcext:value-type="float">
            <text:p>44.57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([.D40]-[.D39])*60/([.C40]-[.C39])" office:value-type="float" office:value="387.096774193547" calcext:value-type="float">
            <text:p>387.10</text:p>
          </table:table-cell>
          <table:table-cell table:formula="of:=AVERAGE([.F31:.$F40])" office:value-type="float" office:value="418.966210253791" calcext:value-type="float">
            <text:p>418.9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([.A41] - [.$A$7])+([.B41]/60)" office:value-type="float" office:value="46.05" calcext:value-type="float">
            <text:p>46.05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([.D41]-[.D40])*60/([.C41]-[.C40])" office:value-type="float" office:value="404.494382022474" calcext:value-type="float">
            <text:p>404.49</text:p>
          </table:table-cell>
          <table:table-cell table:formula="of:=AVERAGE([.F32:.$F41])" office:value-type="float" office:value="413.846028202874" calcext:value-type="float">
            <text:p>413.8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([.A42] - [.$A$7])+([.B42]/60)" office:value-type="float" office:value="48.1166666666667" calcext:value-type="float">
            <text:p>48.12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([.D42]-[.D41])*60/([.C42]-[.C41])" office:value-type="float" office:value="290.322580645161" calcext:value-type="float">
            <text:p>290.32</text:p>
          </table:table-cell>
          <table:table-cell table:formula="of:=AVERAGE([.F33:.$F42])" office:value-type="float" office:value="401.498975922562" calcext:value-type="float">
            <text:p>401.5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formula="of:=([.A43] - [.$A$7])+([.B43]/60)" office:value-type="float" office:value="49.5" calcext:value-type="float">
            <text:p>49.5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([.D43]-[.D42])*60/([.C43]-[.C42])" office:value-type="float" office:value="433.734939759036" calcext:value-type="float">
            <text:p>433.73</text:p>
          </table:table-cell>
          <table:table-cell table:formula="of:=AVERAGE([.F34:.$F43])" office:value-type="float" office:value="418.006798256675" calcext:value-type="float">
            <text:p>418.0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([.A44] - [.$A$7])+([.B44]/60)" office:value-type="float" office:value="51.1" calcext:value-type="float">
            <text:p>51.10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([.D44]-[.D43])*60/([.C44]-[.C43])" office:value-type="float" office:value="375" calcext:value-type="float">
            <text:p>375.00</text:p>
          </table:table-cell>
          <table:table-cell table:formula="of:=AVERAGE([.F35:.$F44])" office:value-type="float" office:value="404.078226828104" calcext:value-type="float">
            <text:p>404.0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formula="of:=([.A45] - [.$A$7])+([.B45]/60)" office:value-type="float" office:value="53.4" calcext:value-type="float">
            <text:p>53.40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([.D45]-[.D44])*60/([.C45]-[.C44])" office:value-type="float" office:value="260.869565217392" calcext:value-type="float">
            <text:p>260.87</text:p>
          </table:table-cell>
          <table:table-cell table:formula="of:=AVERAGE([.F36:.$F45])" office:value-type="float" office:value="403.299511708052" calcext:value-type="float">
            <text:p>403.3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formula="of:=([.A46] - [.$A$7])+([.B46]/60)" office:value-type="float" office:value="54.6166666666667" calcext:value-type="float">
            <text:p>54.62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([.D46]-[.D45])*60/([.C46]-[.C45])" office:value-type="float" office:value="493.150684931506" calcext:value-type="float">
            <text:p>493.15</text:p>
          </table:table-cell>
          <table:table-cell table:formula="of:=AVERAGE([.F37:.$F46])" office:value-type="float" office:value="404.614580201202" calcext:value-type="float">
            <text:p>404.6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([.A47] - [.$A$7])+([.B47]/60)" office:value-type="float" office:value="54.9666666666667" calcext:value-type="float">
            <text:p>54.97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([.D47]-[.D46])*60/([.C47]-[.C46])" office:value-type="float" office:value="1714.28571428571" calcext:value-type="float">
            <text:p>1714.29</text:p>
          </table:table-cell>
          <table:table-cell table:formula="of:=AVERAGE([.F38:.$F47])" office:value-type="float" office:value="537.333474210418" calcext:value-type="float">
            <text:p>537.3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formula="of:=([.A48] - [.$A$7])+([.B48]/60)" office:value-type="float" office:value="56.75" calcext:value-type="float">
            <text:p>56.75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([.D48]-[.D47])*60/([.C48]-[.C47])" office:value-type="float" office:value="336.448598130842" calcext:value-type="float">
            <text:p>336.45</text:p>
          </table:table-cell>
          <table:table-cell table:formula="of:=AVERAGE([.F39:.$F48])" office:value-type="float" office:value="512.91381789447" calcext:value-type="float">
            <text:p>512.9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formula="of:=([.A49] - [.$A$7])+([.B49]/60)" office:value-type="float" office:value="57.7666666666667" calcext:value-type="float">
            <text:p>57.77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([.D49]-[.D48])*60/([.C49]-[.C48])" office:value-type="float" office:value="590.16393442623" calcext:value-type="float">
            <text:p>590.16</text:p>
          </table:table-cell>
          <table:table-cell table:formula="of:=AVERAGE([.F40:.$F49])" office:value-type="float" office:value="528.55671736119" calcext:value-type="float">
            <text:p>528.5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formula="of:=([.A50] - [.$A$7])+([.B50]/60)" office:value-type="float" office:value="58.6833333333333" calcext:value-type="float">
            <text:p>58.68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([.D50]-[.D49])*60/([.C50]-[.C49])" office:value-type="float" office:value="654.545454545456" calcext:value-type="float">
            <text:p>654.55</text:p>
          </table:table-cell>
          <table:table-cell table:formula="of:=AVERAGE([.F41:.$F50])" office:value-type="float" office:value="555.30158539638" calcext:value-type="float">
            <text:p>555.30</text:p>
          </table:table-cell>
          <table:table-cell table:style-name="ce12"/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formula="of:=([.A51] - [.$A$7])+([.B51]/60)" office:value-type="float" office:value="59.9166666666667" calcext:value-type="float">
            <text:p>59.92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([.D51]-[.D50])*60/([.C51]-[.C50])" office:value-type="float" office:value="486.486486486486" calcext:value-type="float">
            <text:p>486.49</text:p>
          </table:table-cell>
          <table:table-cell table:formula="of:=AVERAGE([.F42:.$F51])" office:value-type="float" office:value="563.500795842782" calcext:value-type="float">
            <text:p>563.50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table:formula="of:=([.A52] - [.$A$7])+([.B52]/60)" office:value-type="float" office:value="61.1833333333333" calcext:value-type="float">
            <text:p>61.18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([.D52]-[.D51])*60/([.C52]-[.C51])" office:value-type="float" office:value="473.684210526316" calcext:value-type="float">
            <text:p>473.68</text:p>
          </table:table-cell>
          <table:table-cell table:formula="of:=AVERAGE([.F43:.$F52])" office:value-type="float" office:value="581.836958830897" calcext:value-type="float">
            <text:p>581.84</text:p>
          </table:table-cell>
          <table:table-cell table:formula="of:=[.D52]*(60/[.C52])" office:value-type="float" office:value="441.296649414329" calcext:value-type="float">
            <text:p>44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formula="of:=([.A53] - [.$A$7])+([.B53]/60)" office:value-type="float" office:value="61.6333333333333" calcext:value-type="float">
            <text:p>61.63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([.D53]-[.D52])*60/([.C53]-[.C52])" office:value-type="float" office:value="1333.33333333332" calcext:value-type="float">
            <text:p>1333.33</text:p>
          </table:table-cell>
          <table:table-cell table:formula="of:=AVERAGE([.F44:.$F53])" office:value-type="float" office:value="671.796798188326" calcext:value-type="float">
            <text:p>671.80</text:p>
          </table:table-cell>
          <table:table-cell table:formula="of:=[.D53]*(60/[.C53])" office:value-type="float" office:value="447.809626825311" calcext:value-type="float">
            <text:p>44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formula="of:=([.A54] - [.$A$7])+([.B54]/60)" office:value-type="float" office:value="63.1" calcext:value-type="float">
            <text:p>63.10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D54]-[.D53])*60/([.C54]-[.C53])" office:value-type="float" office:value="409.090909090909" calcext:value-type="float">
            <text:p>409.09</text:p>
          </table:table-cell>
          <table:table-cell table:formula="of:=AVERAGE([.F45:.$F54])" office:value-type="float" office:value="675.205889097417" calcext:value-type="float">
            <text:p>675.21</text:p>
          </table:table-cell>
          <table:table-cell table:formula="of:=[.D54]*(60/[.C54])" office:value-type="float" office:value="446.909667194929" calcext:value-type="float">
            <text:p>44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formula="of:=([.A55] - [.$A$7])+([.B55]/60)" office:value-type="float" office:value="64.55" calcext:value-type="float">
            <text:p>64.55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([.D55]-[.D54])*60/([.C55]-[.C54])" office:value-type="float" office:value="413.793103448277" calcext:value-type="float">
            <text:p>413.79</text:p>
          </table:table-cell>
          <table:table-cell table:formula="of:=AVERAGE([.F46:.$F55])" office:value-type="float" office:value="690.498242920505" calcext:value-type="float">
            <text:p>690.50</text:p>
          </table:table-cell>
          <table:table-cell table:formula="of:=[.D55]*(60/[.C55])" office:value-type="float" office:value="446.165762974438" calcext:value-type="float">
            <text:p>44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table:formula="of:=([.A56] - [.$A$7])+([.B56]/60)" office:value-type="float" office:value="67.3166666666667" calcext:value-type="float">
            <text:p>67.32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([.D56]-[.D55])*60/([.C56]-[.C55])" office:value-type="float" office:value="216.867469879518" calcext:value-type="float">
            <text:p>216.87</text:p>
          </table:table-cell>
          <table:table-cell table:formula="of:=AVERAGE([.F47:.$F56])" office:value-type="float" office:value="662.869921415307" calcext:value-type="float">
            <text:p>662.87</text:p>
          </table:table-cell>
          <table:table-cell table:formula="of:=[.D56]*(60/[.C56])" office:value-type="float" office:value="436.741767764298" calcext:value-type="float">
            <text:p>43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formula="of:=([.A57] - [.$A$7])+([.B57]/60)" office:value-type="float" office:value="69.2166666666667" calcext:value-type="float">
            <text:p>69.22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D57]-[.D56])*60/([.C57]-[.C56])" office:value-type="float" office:value="315.78947368421" calcext:value-type="float">
            <text:p>315.79</text:p>
          </table:table-cell>
          <table:table-cell table:formula="of:=AVERAGE([.F48:.$F57])" office:value-type="float" office:value="523.020297355157" calcext:value-type="float">
            <text:p>523.02</text:p>
          </table:table-cell>
          <table:table-cell table:formula="of:=[.D57]*(60/[.C57])" office:value-type="float" office:value="433.421622923188" calcext:value-type="float">
            <text:p>43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formula="of:=([.A58] - [.$A$7])+([.B58]/60)" office:value-type="float" office:value="70.6166666666667" calcext:value-type="float">
            <text:p>70.62</text:p>
          </table:table-cell>
          <table:table-cell table:style-name="Default" office:value-type="float" office:value="510" calcext:value-type="float">
            <text:p>510</text:p>
          </table:table-cell>
          <table:table-cell/>
          <table:table-cell table:formula="of:=([.D58]-[.D57])*60/([.C58]-[.C57])" office:value-type="float" office:value="428.571428571431" calcext:value-type="float">
            <text:p>428.57</text:p>
          </table:table-cell>
          <table:table-cell table:formula="of:=AVERAGE([.F49:.$F58])" office:value-type="float" office:value="532.232580399216" calcext:value-type="float">
            <text:p>532.23</text:p>
          </table:table-cell>
          <table:table-cell table:formula="of:=[.D58]*(60/[.C58])" office:value-type="float" office:value="433.325466131697" calcext:value-type="float">
            <text:p>43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([.A59] - [.$A$7])+([.B59]/60)" office:value-type="float" office:value="72.2333333333333" calcext:value-type="float">
            <text:p>72.23</text:p>
          </table:table-cell>
          <table:table-cell table:style-name="Default" office:value-type="float" office:value="520" calcext:value-type="float">
            <text:p>520</text:p>
          </table:table-cell>
          <table:table-cell/>
          <table:table-cell table:formula="of:=([.D59]-[.D58])*60/([.C59]-[.C58])" office:value-type="float" office:value="371.134020618555" calcext:value-type="float">
            <text:p>371.13</text:p>
          </table:table-cell>
          <table:table-cell table:formula="of:=AVERAGE([.F50:.$F59])" office:value-type="float" office:value="510.329589018448" calcext:value-type="float">
            <text:p>510.33</text:p>
          </table:table-cell>
          <table:table-cell table:formula="of:=[.D59]*(60/[.C59])" office:value-type="float" office:value="431.933548684818" calcext:value-type="float">
            <text:p>43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formula="of:=([.A60] - [.$A$7])+([.B60]/60)" office:value-type="float" office:value="73.3666666666667" calcext:value-type="float">
            <text:p>73.37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([.D60]-[.D59])*60/([.C60]-[.C59])" office:value-type="float" office:value="529.411764705886" calcext:value-type="float">
            <text:p>529.41</text:p>
          </table:table-cell>
          <table:table-cell table:formula="of:=AVERAGE([.F51:.$F68])" office:value-type="float" office:value="506.383193803728" calcext:value-type="float">
            <text:p>506.38</text:p>
          </table:table-cell>
          <table:table-cell table:formula="of:=[.D60]*(60/[.C60])" office:value-type="float" office:value="433.439345751931" calcext:value-type="float">
            <text:p>43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formula="of:=([.A61] - [.$A$7])+([.B61]/60)" office:value-type="float" office:value="74.6166666666667" calcext:value-type="float">
            <text:p>74.62</text:p>
          </table:table-cell>
          <table:table-cell table:style-name="Default" office:value-type="float" office:value="540" calcext:value-type="float">
            <text:p>540</text:p>
          </table:table-cell>
          <table:table-cell/>
          <table:table-cell table:formula="of:=([.D61]-[.D60])*60/([.C61]-[.C60])" office:value-type="float" office:value="480" calcext:value-type="float">
            <text:p>480.00</text:p>
          </table:table-cell>
          <table:table-cell table:formula="of:=AVERAGE([.F52:.$F69])" office:value-type="float" office:value="507.626738011055" calcext:value-type="float">
            <text:p>507.63</text:p>
          </table:table-cell>
          <table:table-cell table:formula="of:=[.D61]*(60/[.C61])" office:value-type="float" office:value="434.219343310252" calcext:value-type="float">
            <text:p>43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([.A62] - [.$A$7])+([.B62]/60)" office:value-type="float" office:value="75.8333333333333" calcext:value-type="float">
            <text:p>75.83</text:p>
          </table:table-cell>
          <table:table-cell table:style-name="Default" office:value-type="float" office:value="550" calcext:value-type="float">
            <text:p>550</text:p>
          </table:table-cell>
          <table:table-cell/>
          <table:table-cell table:formula="of:=([.D62]-[.D61])*60/([.C62]-[.C61])" office:value-type="float" office:value="493.150684931506" calcext:value-type="float">
            <text:p>493.15</text:p>
          </table:table-cell>
          <table:table-cell table:formula="of:=AVERAGE([.F53:.$F70])" office:value-type="float" office:value="509.889573176705" calcext:value-type="float">
            <text:p>509.89</text:p>
          </table:table-cell>
          <table:table-cell table:formula="of:=[.D62]*(60/[.C62])" office:value-type="float" office:value="435.164835164835" calcext:value-type="float">
            <text:p>43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table:formula="of:=([.A63] - [.$A$7])+([.B63]/60)" office:value-type="float" office:value="76.8166666666667" calcext:value-type="float">
            <text:p>76.82</text:p>
          </table:table-cell>
          <table:table-cell table:style-name="Default" office:value-type="float" office:value="560" calcext:value-type="float">
            <text:p>560</text:p>
          </table:table-cell>
          <table:table-cell/>
          <table:table-cell table:formula="of:=([.D63]-[.D62])*60/([.C63]-[.C62])" office:value-type="float" office:value="610.169491525423" calcext:value-type="float">
            <text:p>610.17</text:p>
          </table:table-cell>
          <table:table-cell table:formula="of:=AVERAGE([.F54:.$F71])" office:value-type="float" office:value="451.072161736946" calcext:value-type="float">
            <text:p>451.07</text:p>
          </table:table-cell>
          <table:table-cell table:formula="of:=[.D63]*(60/[.C63])" office:value-type="float" office:value="437.405077023215" calcext:value-type="float">
            <text:p>43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formula="of:=([.A64] - [.$A$7])+([.B64]/60)" office:value-type="float" office:value="77.8" calcext:value-type="float">
            <text:p>77.80</text:p>
          </table:table-cell>
          <table:table-cell table:style-name="Default" office:value-type="float" office:value="570" calcext:value-type="float">
            <text:p>570</text:p>
          </table:table-cell>
          <table:table-cell/>
          <table:table-cell table:formula="of:=([.D64]-[.D63])*60/([.C64]-[.C63])" office:value-type="float" office:value="610.169491525423" calcext:value-type="float">
            <text:p>610.17</text:p>
          </table:table-cell>
          <table:table-cell table:formula="of:=AVERAGE([.F55:.$F72])" office:value-type="float" office:value="454.301488863564" calcext:value-type="float">
            <text:p>454.30</text:p>
          </table:table-cell>
          <table:table-cell table:formula="of:=[.D64]*(60/[.C64])" office:value-type="float" office:value="439.588688946015" calcext:value-type="float">
            <text:p>44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table:formula="of:=([.A65] - [.$A$7])+([.B65]/60)" office:value-type="float" office:value="78.85" calcext:value-type="float">
            <text:p>78.85</text:p>
          </table:table-cell>
          <table:table-cell table:style-name="Default" office:value-type="float" office:value="580" calcext:value-type="float">
            <text:p>580</text:p>
          </table:table-cell>
          <table:table-cell/>
          <table:table-cell table:formula="of:=([.D65]-[.D64])*60/([.C65]-[.C64])" office:value-type="float" office:value="571.428571428573" calcext:value-type="float">
            <text:p>571.43</text:p>
          </table:table-cell>
          <table:table-cell table:formula="of:=AVERAGE([.F56:.$F73])" office:value-type="float" office:value="457.677187648172" calcext:value-type="float">
            <text:p>457.68</text:p>
          </table:table-cell>
          <table:table-cell table:formula="of:=[.D65]*(60/[.C65])" office:value-type="float" office:value="441.344324667089" calcext:value-type="float">
            <text:p>441</text:p>
          </table:table-cell>
          <table:table-cell/>
        </table:table-row>
        <table:table-row table:style-name="ro1"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6" calcext:value-type="float">
            <text:p>26</text:p>
          </table:table-cell>
          <table:table-cell table:formula="of:=([.A66] - [.$A$7])+([.B66]/60)" office:value-type="float" office:value="80.4333333333333" calcext:value-type="float">
            <text:p>80.43</text:p>
          </table:table-cell>
          <table:table-cell office:value-type="float" office:value="590" calcext:value-type="float">
            <text:p>590</text:p>
          </table:table-cell>
          <table:table-cell table:style-name="ce27"/>
          <table:table-cell table:formula="of:=([.D66]-[.D65])*60/([.C66]-[.C65])" office:value-type="float" office:value="378.94736842105" calcext:value-type="float">
            <text:p>378.95</text:p>
          </table:table-cell>
          <table:table-cell table:formula="of:=AVERAGE([.F57:.$F74])" office:value-type="float" office:value="479.568980172595" calcext:value-type="float">
            <text:p>479.57</text:p>
          </table:table-cell>
          <table:table-cell table:formula="of:=[.D66]*(60/[.C66])" office:value-type="float" office:value="440.116038126813" calcext:value-type="float">
            <text:p>44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table:formula="of:=([.A67] - [.$A$7])+([.B67]/60)" office:value-type="float" office:value="81.6666666666667" calcext:value-type="float">
            <text:p>81.67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table:formula="of:=([.D67]-[.D66])*60/([.C67]-[.C66])" office:value-type="float" office:value="486.486486486486" calcext:value-type="float">
            <text:p>486.49</text:p>
          </table:table-cell>
          <table:table-cell table:formula="of:=AVERAGE([.F58:.$F75])" office:value-type="float" office:value="495.946930821433" calcext:value-type="float">
            <text:p>495.95</text:p>
          </table:table-cell>
          <table:table-cell table:formula="of:=[.D67]*(60/[.C67])" office:value-type="float" office:value="440.816326530612" calcext:value-type="float">
            <text:p>441</text:p>
          </table:table-cell>
          <table:table-cell/>
        </table:table-row>
        <table:table-row table:style-name="ro1" table:number-rows-repeated="7">
          <table:table-cell table:style-name="Default" table:number-columns-repeated="8"/>
          <table:table-cell/>
        </table:table-row>
        <table:table-row table:style-name="ro1" table:number-rows-repeated="7">
          <table:table-cell table:style-name="Default" table:number-columns-repeated="2"/>
          <table:table-cell table:number-columns-repeated="2"/>
          <table:table-cell table:style-name="ce28" table:number-columns-repeated="3"/>
          <table:table-cell table:number-columns-repeated="2"/>
        </table:table-row>
        <table:table-row table:style-name="ro1" table:number-rows-repeated="8">
          <table:table-cell table:style-name="Default" table:number-columns-repeated="2"/>
          <table:table-cell table:style-name="ce28"/>
          <table:table-cell table:style-name="Default"/>
          <table:table-cell table:style-name="ce28"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 table:style-name="Default"/>
          <table:table-cell table:style-name="ce2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8"/>
          <table:table-cell table:style-name="Default"/>
          <table:table-cell table:style-name="ce28"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ronTime</text:p>
          </table:table-cell>
          <table:table-cell table:style-name="Default" office:value-type="string" calcext:value-type="string">
            <text:p>Number Minutes</text:p>
          </table:table-cell>
          <table:table-cell table:style-name="Default" office:value-type="string" calcext:value-type="string">
            <text:p>Trafiic Number</text:p>
          </table:table-cell>
          <table:table-cell table:style-name="ce28"/>
          <table:table-cell table:style-name="ce28" office:value-type="string" calcext:value-type="string">
            <text:p>Vehicles per hour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28" office:value-type="float" office:value="10.5" calcext:value-type="float">
            <text:p>10.5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1" calcext:value-type="float">
            <text:p>11.00</text:p>
          </table:table-cell>
          <table:table-cell table:style-name="Default"/>
          <table:table-cell table:style-name="ce28"/>
          <table:table-cell table:style-name="ce28" table:formula="of:=([.E97]-[.E96])*([.D97]-[.D96])" office:value-type="float" office:value="0" calcext:value-type="float">
            <text:p>0.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2" calcext:value-type="float">
            <text:p>12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3" calcext:value-type="float">
            <text:p>13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 table:number-rows-repeated="15">
          <table:table-cell table:style-name="Default" table:number-columns-repeated="2"/>
          <table:table-cell table:style-name="ce28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ce28"/>
          <table:table-cell table:style-name="Default" table:number-columns-repeated="5"/>
          <table:table-cell/>
        </table:table-row>
      </table:table>
      <table:table table:name="Traffic flow charts" table:style-name="ta1">
        <table:shapes>
          <draw:frame draw:z-index="0" draw:style-name="gr1" draw:text-style-name="P1" svg:width="270.38mm" svg:height="170.53mm" svg:x="48.91mm" svg:y="6.38mm">
            <draw:object draw:notify-on-update-of-ranges="'Traffic Flow Readings'.C7:'Traffic Flow Readings'.C67 'Traffic Flow Readings'.F3:'Traffic Flow Readings'.F3 'Traffic Flow Readings'.F7:'Traffic Flow Readings'.F67 'Traffic Flow Readings'.C7:'Traffic Flow Readings'.C67 'Traffic Flow Readings'.G3:'Traffic Flow Readings'.G3 'Traffic Flow Readings'.G7:'Traffic Flow Readings'.G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0.62mm" svg:height="193.63mm" svg:x="38.5mm" svg:y="221.26mm">
            <draw:object draw:notify-on-update-of-ranges="'Traffic Flow Readings'.F3:'Traffic Flow Readings'.F3 'Traffic Flow Readings'.F6:'Traffic Flow Readings'.F67 'Traffic Flow Readings'.H3:'Traffic Flow Readings'.H3 'Traffic Flow Readings'.H6:'Traffic Flow Readings'.H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raffic Flow Readings'.D22:'Traffic Flow Readings'.D8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13:34:31.174545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23:35.691635252</meta:creation-date>
    <dc:date>2019-02-16T15:08:21.455424424</dc:date>
    <meta:editing-duration>PT4H11M12S</meta:editing-duration>
    <meta:editing-cycles>33</meta:editing-cycles>
    <meta:generator>LibreOffice/6.1.4.2$Linux_X86_64 LibreOffice_project/10$Build-2</meta:generator>
    <meta:document-statistic meta:table-count="2" meta:cell-count="3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minimum="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bf0041" svg:stroke-opacity="95%" draw:fill-color="#bf0041" draw:opacity="9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63cm" svg:height="19.364cm" xlink:href=".." xlink:type="simple" chart:class="chart:line" chart:style-name="ch1">
        <chart:title svg:x="8.183cm" svg:y="0.523cm" chart:style-name="ch2">
          <text:p>Vehicles per Hour - OL3   Saturday - 12:15 16/2/2019</text:p>
        </chart:title>
        <chart:subtitle svg:x="10.934cm" svg:y="1.689cm" chart:style-name="ch3">
          <text:p>10 vehicle interval, for 1 hour.</text:p>
        </chart:subtitle>
        <chart:legend svg:x="11.855cm" svg:y="2.691cm" style:legend-expansion="custom" chartooo:width="7.248cm" chartooo:height="3.807cm" style:legend-expansion-aspect-ratio="1.90386130811663" chart:style-name="ch4"/>
        <chart:plot-area chart:style-name="ch5" table:cell-range-address="'Traffic Flow Readings'.F3:'Traffic Flow Readings'.F3 'Traffic Flow Readings'.F6:'Traffic Flow Readings'.F67 'Traffic Flow Readings'.H3:'Traffic Flow Readings'.H3 'Traffic Flow Readings'.H6:'Traffic Flow Readings'.H67" chart:data-source-has-labels="row" svg:x="1.552cm" svg:y="2.759cm" svg:width="24.97cm" svg:height="15.237cm">
          <chartooo:coordinate-region svg:x="2.359cm" svg:y="2.958cm" svg:width="23.791cm" svg:height="14.391cm"/>
          <chart:axis chart:dimension="x" chart:name="primary-x" chart:style-name="ch6">
            <chart:title svg:x="12.882cm" svg:y="18.383cm" chart:style-name="ch7">
              <text:p>Ten cars count </text:p>
            </chart:title>
          </chart:axis>
          <chart:axis chart:dimension="y" chart:name="primary-y" chart:style-name="ch8">
            <chart:title svg:x="0.451cm" svg:y="13.424cm" chart:style-name="ch9">
              <text:p>Vehicles per Hour ( for each 10 car batch)</text:p>
            </chart:title>
            <chart:grid chart:style-name="ch10" chart:class="major"/>
          </chart:axis>
          <chart:series chart:style-name="ch11" chart:values-cell-range-address="'Traffic Flow Readings'.F6:'Traffic Flow Readings'.F67" chart:label-cell-address="'Traffic Flow Readings'.F3:'Traffic Flow Readings'.F3" chart:class="chart:line">
            <chart:data-point chart:repeated="62"/>
          </chart:series>
          <chart:series chart:style-name="ch12" chart:values-cell-range-address="'Traffic Flow Readings'.H6:'Traffic Flow Readings'.H67" chart:label-cell-address="'Traffic Flow Readings'.H3:'Traffic Flow Readings'.H3" chart:class="chart:line">
            <chart:data-point chart:repeated="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Vehicles Per Hour</text:p>
                <draw:g>
                  <svg:desc>'Traffic Flow Readings'.H3:'Traffic Flow Readings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raffic Flow Readings'.F6:'Traffic Flow Readings'.F67</svg:desc>
                </draw:g>
              </table:table-cell>
              <table:table-cell office:value-type="float" office:value="NaN">
                <text:p>NaN</text:p>
                <draw:g>
                  <svg:desc>'Traffic Flow Readings'.H6:'Traffic Flow Readings'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4.73684210526">
                <text:p>1894.73684210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2.857142857143">
                <text:p>6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2.307692307693">
                <text:p>692.307692307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0.689655172414">
                <text:p>620.689655172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8.947368421053">
                <text:p>378.94736842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2.307692307693">
                <text:p>692.307692307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162162162162">
                <text:p>162.162162162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0.000000000001">
                <text:p>720.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.024390243902">
                <text:p>439.024390243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5.454545454545">
                <text:p>545.454545454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4.693877551021">
                <text:p>734.69387755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9.09090909091">
                <text:p>409.09090909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0.689655172413">
                <text:p>620.689655172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1.428571428571">
                <text:p>571.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0.00000000001">
                <text:p>1800.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.344827586207">
                <text:p>310.344827586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5.696202531646">
                <text:p>455.696202531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.793103448276">
                <text:p>413.793103448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8.65671641791">
                <text:p>268.65671641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4.285714285712">
                <text:p>514.285714285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8.656716417911">
                <text:p>268.656716417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7.096774193547">
                <text:p>387.096774193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0.645161290324">
                <text:p>580.645161290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7.096774193547">
                <text:p>387.096774193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4.494382022474">
                <text:p>404.494382022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0.322580645161">
                <text:p>290.32258064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0.869565217392">
                <text:p>260.869565217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3.150684931506">
                <text:p>493.150684931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14.28571428571">
                <text:p>1714.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6.448598130842">
                <text:p>336.448598130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0.16393442623">
                <text:p>590.16393442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4.545454545456">
                <text:p>654.545454545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41.296649414329">
                <text:p>441.2966494143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3.33333333332">
                <text:p>1333.33333333332</text:p>
              </table:table-cell>
              <table:table-cell office:value-type="float" office:value="447.809626825311">
                <text:p>447.8096268253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9.090909090909">
                <text:p>409.090909090909</text:p>
              </table:table-cell>
              <table:table-cell office:value-type="float" office:value="446.909667194929">
                <text:p>446.909667194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3.793103448277">
                <text:p>413.793103448277</text:p>
              </table:table-cell>
              <table:table-cell office:value-type="float" office:value="446.165762974438">
                <text:p>446.165762974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6.867469879518">
                <text:p>216.867469879518</text:p>
              </table:table-cell>
              <table:table-cell office:value-type="float" office:value="436.741767764298">
                <text:p>436.7417677642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5.78947368421">
                <text:p>315.78947368421</text:p>
              </table:table-cell>
              <table:table-cell office:value-type="float" office:value="433.421622923188">
                <text:p>433.421622923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8.571428571431">
                <text:p>428.571428571431</text:p>
              </table:table-cell>
              <table:table-cell office:value-type="float" office:value="433.325466131697">
                <text:p>433.3254661316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1.134020618555">
                <text:p>371.134020618555</text:p>
              </table:table-cell>
              <table:table-cell office:value-type="float" office:value="431.933548684818">
                <text:p>431.933548684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9.411764705886">
                <text:p>529.411764705886</text:p>
              </table:table-cell>
              <table:table-cell office:value-type="float" office:value="433.439345751931">
                <text:p>433.4393457519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0">
                <text:p>480</text:p>
              </table:table-cell>
              <table:table-cell office:value-type="float" office:value="434.219343310252">
                <text:p>434.2193433102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3.150684931506">
                <text:p>493.150684931506</text:p>
              </table:table-cell>
              <table:table-cell office:value-type="float" office:value="435.164835164835">
                <text:p>435.1648351648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0.169491525423">
                <text:p>610.169491525423</text:p>
              </table:table-cell>
              <table:table-cell office:value-type="float" office:value="437.405077023215">
                <text:p>437.4050770232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0.169491525423">
                <text:p>610.169491525423</text:p>
              </table:table-cell>
              <table:table-cell office:value-type="float" office:value="439.588688946015">
                <text:p>439.588688946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1.428571428573">
                <text:p>571.428571428573</text:p>
              </table:table-cell>
              <table:table-cell office:value-type="float" office:value="441.344324667089">
                <text:p>441.3443246670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8.94736842105">
                <text:p>378.94736842105</text:p>
              </table:table-cell>
              <table:table-cell office:value-type="float" office:value="440.116038126813">
                <text:p>440.1160381268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440.816326530612">
                <text:p>440.816326530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39cm" svg:height="17.054cm" xlink:href=".." xlink:type="simple" chart:class="chart:scatter" chart:style-name="ch1">
        <chart:title svg:x="11.637cm" svg:y="0.477cm" chart:style-name="ch2">
          <text:p>Vehicles Per Hour</text:p>
        </chart:title>
        <chart:subtitle svg:x="9.573cm" svg:y="1.597cm" chart:style-name="ch3">
          <text:p>Oldham Test Site - Saturday 12:15 16/2/2019</text:p>
        </chart:subtitle>
        <chart:legend svg:x="14.776cm" svg:y="3.454cm" style:legend-expansion="custom" chartooo:width="6.507cm" chartooo:height="2.056cm" style:legend-expansion-aspect-ratio="3.16488326848249" chart:style-name="ch4"/>
        <chart:plot-area chart:style-name="ch5" table:cell-range-address="'Traffic Flow Readings'.C7:'Traffic Flow Readings'.C67 'Traffic Flow Readings'.F3:'Traffic Flow Readings'.G3 'Traffic Flow Readings'.F7:'Traffic Flow Readings'.G67" chart:data-source-has-labels="row" svg:x="1.551cm" svg:y="2.621cm" svg:width="24.948cm" svg:height="13.111cm">
          <chartooo:coordinate-region svg:x="2.834cm" svg:y="2.82cm" svg:width="23.056cm" svg:height="12.265cm"/>
          <chart:axis chart:dimension="x" chart:name="primary-x" chart:style-name="ch6">
            <chart:title svg:x="13.227cm" svg:y="16.073cm" chart:style-name="ch7">
              <text:p>Time Mins</text:p>
            </chart:title>
          </chart:axis>
          <chart:axis chart:dimension="y" chart:name="primary-y" chart:style-name="ch8">
            <chart:title svg:x="0.451cm" svg:y="10.53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Traffic Flow Readings'.F7:'Traffic Flow Readings'.F67" chart:label-cell-address="'Traffic Flow Readings'.F3:'Traffic Flow Readings'.F3" chart:class="chart:scatter">
            <chart:domain table:cell-range-address="'Traffic Flow Readings'.C7:'Traffic Flow Readings'.C67"/>
            <chart:data-point chart:repeated="61"/>
          </chart:series>
          <chart:series chart:style-name="ch12" chart:values-cell-range-address="'Traffic Flow Readings'.G7:'Traffic Flow Readings'.G67" chart:label-cell-address="'Traffic Flow Readings'.G3:'Traffic Flow Readings'.G3" chart:class="chart:scatter">
            <chart:data-point chart:repeated="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100 Vehicle Average VPH</text:p>
                <draw:g>
                  <svg:desc>'Traffic Flow Readings'.G3:'Traffic Flow Reading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ffic Flow Readings'.C7:'Traffic Flow Readings'.C67</svg:desc>
                </draw:g>
              </table:table-cell>
              <table:table-cell office:value-type="float" office:value="NaN">
                <text:p>NaN</text:p>
                <draw:g>
                  <svg:desc>'Traffic Flow Readings'.F7:'Traffic Flow Readings'.F67</svg:desc>
                </draw:g>
              </table:table-cell>
              <table:table-cell office:value-type="float" office:value="NaN">
                <text:p>NaN</text:p>
                <draw:g>
                  <svg:desc>'Traffic Flow Readings'.G7:'Traffic Flow Readings'.G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1894.73684210526">
                <text:p>1894.73684210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">
                <text:p>1.95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8333333333333">
                <text:p>2.88333333333333</text:p>
              </table:table-cell>
              <table:table-cell office:value-type="float" office:value="642.857142857143">
                <text:p>6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3333333333333">
                <text:p>4.13333333333333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92.307692307693">
                <text:p>692.307692307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620.689655172414">
                <text:p>620.689655172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5">
                <text:p>7.55</text:p>
              </table:table-cell>
              <table:table-cell office:value-type="float" office:value="378.947368421053">
                <text:p>378.94736842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692.307692307693">
                <text:p>692.307692307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166666666667">
                <text:p>12.1166666666667</text:p>
              </table:table-cell>
              <table:table-cell office:value-type="float" office:value="162.162162162162">
                <text:p>162.162162162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95">
                <text:p>12.95</text:p>
              </table:table-cell>
              <table:table-cell office:value-type="float" office:value="720.000000000001">
                <text:p>720.000000000001</text:p>
              </table:table-cell>
              <table:table-cell office:value-type="float" office:value="665.135549410893">
                <text:p>665.1355494108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3166666666667">
                <text:p>14.3166666666667</text:p>
              </table:table-cell>
              <table:table-cell office:value-type="float" office:value="439.024390243902">
                <text:p>439.024390243902</text:p>
              </table:table-cell>
              <table:table-cell office:value-type="float" office:value="519.564304224757">
                <text:p>519.564304224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9333333333333">
                <text:p>15.9333333333333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519.943012409062">
                <text:p>519.943012409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0333333333333">
                <text:p>17.0333333333333</text:p>
              </table:table-cell>
              <table:table-cell office:value-type="float" office:value="545.454545454545">
                <text:p>545.454545454545</text:p>
              </table:table-cell>
              <table:table-cell office:value-type="float" office:value="510.202752668802">
                <text:p>510.202752668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85">
                <text:p>17.85</text:p>
              </table:table-cell>
              <table:table-cell office:value-type="float" office:value="734.693877551021">
                <text:p>734.693877551021</text:p>
              </table:table-cell>
              <table:table-cell office:value-type="float" office:value="535.672140423904">
                <text:p>535.6721404239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3166666666667">
                <text:p>19.3166666666667</text:p>
              </table:table-cell>
              <table:table-cell office:value-type="float" office:value="409.09090909091">
                <text:p>409.09090909091</text:p>
              </table:table-cell>
              <table:table-cell office:value-type="float" office:value="507.350462102226">
                <text:p>507.350462102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9666666666667">
                <text:p>20.9666666666667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481.645132948621">
                <text:p>481.645132948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9333333333333">
                <text:p>21.9333333333333</text:p>
              </table:table-cell>
              <table:table-cell office:value-type="float" office:value="620.689655172413">
                <text:p>620.689655172413</text:p>
              </table:table-cell>
              <table:table-cell office:value-type="float" office:value="505.819361623757">
                <text:p>505.819361623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833333333333">
                <text:p>22.9833333333333</text:p>
              </table:table-cell>
              <table:table-cell office:value-type="float" office:value="571.428571428571">
                <text:p>571.428571428571</text:p>
              </table:table-cell>
              <table:table-cell office:value-type="float" office:value="493.731449535845">
                <text:p>493.7314495358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5333333333333">
                <text:p>24.5333333333333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516.224910738983">
                <text:p>516.2249107389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05">
                <text:p>26.05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83.785350299423">
                <text:p>483.785350299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3833333333333">
                <text:p>26.3833333333333</text:p>
              </table:table-cell>
              <table:table-cell office:value-type="float" office:value="1800.00000000001">
                <text:p>1800.00000000001</text:p>
              </table:table-cell>
              <table:table-cell office:value-type="float" office:value="619.882911275033">
                <text:p>619.882911275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3166666666667">
                <text:p>28.3166666666667</text:p>
              </table:table-cell>
              <table:table-cell office:value-type="float" office:value="310.344827586207">
                <text:p>310.344827586207</text:p>
              </table:table-cell>
              <table:table-cell office:value-type="float" office:value="613.803991971798">
                <text:p>613.8039919717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4">
                <text:p>29.4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614.643152810959">
                <text:p>614.6431528109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7166666666667">
                <text:p>30.7166666666667</text:p>
              </table:table-cell>
              <table:table-cell office:value-type="float" office:value="455.696202531646">
                <text:p>455.696202531646</text:p>
              </table:table-cell>
              <table:table-cell office:value-type="float" office:value="586.743385309022">
                <text:p>586.743385309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1666666666667">
                <text:p>32.1666666666667</text:p>
              </table:table-cell>
              <table:table-cell office:value-type="float" office:value="413.793103448276">
                <text:p>413.793103448276</text:p>
              </table:table-cell>
              <table:table-cell office:value-type="float" office:value="587.213604744758">
                <text:p>587.213604744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4">
                <text:p>34.4</text:p>
              </table:table-cell>
              <table:table-cell office:value-type="float" office:value="268.65671641791">
                <text:p>268.65671641791</text:p>
              </table:table-cell>
              <table:table-cell office:value-type="float" office:value="577.715640022913">
                <text:p>577.7156400229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5666666666667">
                <text:p>35.5666666666667</text:p>
              </table:table-cell>
              <table:table-cell office:value-type="float" office:value="514.285714285712">
                <text:p>514.285714285712</text:p>
              </table:table-cell>
              <table:table-cell office:value-type="float" office:value="567.075245934243">
                <text:p>567.0752459342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8">
                <text:p>37.8</text:p>
              </table:table-cell>
              <table:table-cell office:value-type="float" office:value="268.656716417911">
                <text:p>268.656716417911</text:p>
              </table:table-cell>
              <table:table-cell office:value-type="float" office:value="536.798060433177">
                <text:p>536.798060433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05">
                <text:p>39.05</text:p>
              </table:table-cell>
              <table:table-cell office:value-type="float" office:value="480">
                <text:p>480</text:p>
              </table:table-cell>
              <table:table-cell office:value-type="float" office:value="546.088383013822">
                <text:p>546.0883830138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.6">
                <text:p>40.6</text:p>
              </table:table-cell>
              <table:table-cell office:value-type="float" office:value="387.096774193547">
                <text:p>387.096774193547</text:p>
              </table:table-cell>
              <table:table-cell office:value-type="float" office:value="545.237620872737">
                <text:p>545.237620872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.6333333333333">
                <text:p>41.6333333333333</text:p>
              </table:table-cell>
              <table:table-cell office:value-type="float" office:value="580.645161290324">
                <text:p>580.645161290324</text:p>
              </table:table-cell>
              <table:table-cell office:value-type="float" office:value="423.302137001769">
                <text:p>423.3021370017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0166666666667">
                <text:p>43.0166666666667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435.641148219052">
                <text:p>435.641148219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5666666666667">
                <text:p>44.5666666666667</text:p>
              </table:table-cell>
              <table:table-cell office:value-type="float" office:value="387.096774193547">
                <text:p>387.096774193547</text:p>
              </table:table-cell>
              <table:table-cell office:value-type="float" office:value="418.966210253791">
                <text:p>418.9662102537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05">
                <text:p>46.05</text:p>
              </table:table-cell>
              <table:table-cell office:value-type="float" office:value="404.494382022474">
                <text:p>404.494382022474</text:p>
              </table:table-cell>
              <table:table-cell office:value-type="float" office:value="413.846028202874">
                <text:p>413.846028202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.1166666666667">
                <text:p>48.1166666666667</text:p>
              </table:table-cell>
              <table:table-cell office:value-type="float" office:value="290.322580645161">
                <text:p>290.322580645161</text:p>
              </table:table-cell>
              <table:table-cell office:value-type="float" office:value="401.498975922562">
                <text:p>401.498975922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.5">
                <text:p>49.5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418.006798256675">
                <text:p>418.0067982566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.1">
                <text:p>51.1</text:p>
              </table:table-cell>
              <table:table-cell office:value-type="float" office:value="375">
                <text:p>375</text:p>
              </table:table-cell>
              <table:table-cell office:value-type="float" office:value="404.078226828104">
                <text:p>404.078226828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4">
                <text:p>53.4</text:p>
              </table:table-cell>
              <table:table-cell office:value-type="float" office:value="260.869565217392">
                <text:p>260.869565217392</text:p>
              </table:table-cell>
              <table:table-cell office:value-type="float" office:value="403.299511708052">
                <text:p>403.2995117080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6166666666667">
                <text:p>54.6166666666667</text:p>
              </table:table-cell>
              <table:table-cell office:value-type="float" office:value="493.150684931506">
                <text:p>493.150684931506</text:p>
              </table:table-cell>
              <table:table-cell office:value-type="float" office:value="404.614580201202">
                <text:p>404.6145802012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9666666666667">
                <text:p>54.9666666666667</text:p>
              </table:table-cell>
              <table:table-cell office:value-type="float" office:value="1714.28571428571">
                <text:p>1714.28571428571</text:p>
              </table:table-cell>
              <table:table-cell office:value-type="float" office:value="537.333474210418">
                <text:p>537.333474210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.75">
                <text:p>56.75</text:p>
              </table:table-cell>
              <table:table-cell office:value-type="float" office:value="336.448598130842">
                <text:p>336.448598130842</text:p>
              </table:table-cell>
              <table:table-cell office:value-type="float" office:value="512.91381789447">
                <text:p>512.91381789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.7666666666667">
                <text:p>57.7666666666667</text:p>
              </table:table-cell>
              <table:table-cell office:value-type="float" office:value="590.16393442623">
                <text:p>590.16393442623</text:p>
              </table:table-cell>
              <table:table-cell office:value-type="float" office:value="528.55671736119">
                <text:p>528.55671736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.6833333333333">
                <text:p>58.6833333333333</text:p>
              </table:table-cell>
              <table:table-cell office:value-type="float" office:value="654.545454545456">
                <text:p>654.545454545456</text:p>
              </table:table-cell>
              <table:table-cell office:value-type="float" office:value="555.30158539638">
                <text:p>555.30158539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9166666666667">
                <text:p>59.9166666666667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563.500795842782">
                <text:p>563.5007958427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.1833333333333">
                <text:p>61.1833333333333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581.836958830897">
                <text:p>581.8369588308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.6333333333333">
                <text:p>61.6333333333333</text:p>
              </table:table-cell>
              <table:table-cell office:value-type="float" office:value="1333.33333333332">
                <text:p>1333.33333333332</text:p>
              </table:table-cell>
              <table:table-cell office:value-type="float" office:value="671.796798188326">
                <text:p>671.7967981883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.1">
                <text:p>63.1</text:p>
              </table:table-cell>
              <table:table-cell office:value-type="float" office:value="409.090909090909">
                <text:p>409.090909090909</text:p>
              </table:table-cell>
              <table:table-cell office:value-type="float" office:value="675.205889097417">
                <text:p>675.205889097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.55">
                <text:p>64.55</text:p>
              </table:table-cell>
              <table:table-cell office:value-type="float" office:value="413.793103448277">
                <text:p>413.793103448277</text:p>
              </table:table-cell>
              <table:table-cell office:value-type="float" office:value="690.498242920505">
                <text:p>690.498242920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.3166666666667">
                <text:p>67.3166666666667</text:p>
              </table:table-cell>
              <table:table-cell office:value-type="float" office:value="216.867469879518">
                <text:p>216.867469879518</text:p>
              </table:table-cell>
              <table:table-cell office:value-type="float" office:value="662.869921415307">
                <text:p>662.8699214153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.2166666666667">
                <text:p>69.2166666666667</text:p>
              </table:table-cell>
              <table:table-cell office:value-type="float" office:value="315.78947368421">
                <text:p>315.78947368421</text:p>
              </table:table-cell>
              <table:table-cell office:value-type="float" office:value="523.020297355157">
                <text:p>523.0202973551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.6166666666667">
                <text:p>70.6166666666667</text:p>
              </table:table-cell>
              <table:table-cell office:value-type="float" office:value="428.571428571431">
                <text:p>428.571428571431</text:p>
              </table:table-cell>
              <table:table-cell office:value-type="float" office:value="532.232580399216">
                <text:p>532.2325803992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.2333333333333">
                <text:p>72.2333333333333</text:p>
              </table:table-cell>
              <table:table-cell office:value-type="float" office:value="371.134020618555">
                <text:p>371.134020618555</text:p>
              </table:table-cell>
              <table:table-cell office:value-type="float" office:value="510.329589018448">
                <text:p>510.329589018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.3666666666667">
                <text:p>73.3666666666667</text:p>
              </table:table-cell>
              <table:table-cell office:value-type="float" office:value="529.411764705886">
                <text:p>529.411764705886</text:p>
              </table:table-cell>
              <table:table-cell office:value-type="float" office:value="506.383193803728">
                <text:p>506.3831938037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.6166666666667">
                <text:p>74.6166666666667</text:p>
              </table:table-cell>
              <table:table-cell office:value-type="float" office:value="480">
                <text:p>480</text:p>
              </table:table-cell>
              <table:table-cell office:value-type="float" office:value="507.626738011055">
                <text:p>507.626738011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8333333333333">
                <text:p>75.8333333333333</text:p>
              </table:table-cell>
              <table:table-cell office:value-type="float" office:value="493.150684931506">
                <text:p>493.150684931506</text:p>
              </table:table-cell>
              <table:table-cell office:value-type="float" office:value="509.889573176705">
                <text:p>509.8895731767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.8166666666667">
                <text:p>76.8166666666667</text:p>
              </table:table-cell>
              <table:table-cell office:value-type="float" office:value="610.169491525423">
                <text:p>610.169491525423</text:p>
              </table:table-cell>
              <table:table-cell office:value-type="float" office:value="451.072161736946">
                <text:p>451.0721617369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.8">
                <text:p>77.8</text:p>
              </table:table-cell>
              <table:table-cell office:value-type="float" office:value="610.169491525423">
                <text:p>610.169491525423</text:p>
              </table:table-cell>
              <table:table-cell office:value-type="float" office:value="454.301488863564">
                <text:p>454.3014888635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85">
                <text:p>78.85</text:p>
              </table:table-cell>
              <table:table-cell office:value-type="float" office:value="571.428571428573">
                <text:p>571.428571428573</text:p>
              </table:table-cell>
              <table:table-cell office:value-type="float" office:value="457.677187648172">
                <text:p>457.6771876481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.4333333333333">
                <text:p>80.4333333333333</text:p>
              </table:table-cell>
              <table:table-cell office:value-type="float" office:value="378.94736842105">
                <text:p>378.94736842105</text:p>
              </table:table-cell>
              <table:table-cell office:value-type="float" office:value="479.568980172595">
                <text:p>479.568980172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495.946930821433">
                <text:p>495.946930821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